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2.18mm"/>
    </style:style>
    <style:style style:name="co2" style:family="table-column">
      <style:table-column-properties fo:break-before="auto" style:column-width="27.45mm"/>
    </style:style>
    <style:style style:name="co3" style:family="table-column">
      <style:table-column-properties fo:break-before="auto" style:column-width="35.5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67.96mm" svg:y="1mm">
            <loext:p draw:notify-on-update-of-ranges="Sheet1.A1:Sheet1.A1 Sheet1.A2:Sheet1.A49 Sheet1.B1:Sheet1.B1 Sheet1.B2:Sheet1.B49 Sheet1.D1:Sheet1.D1 Sheet1.D2:Sheet1.D49 Sheet1.C1:Sheet1.C1 Sheet1.C2:Sheet1.C4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wkt_geom</text:p>
          </table:table-cell>
          <table:table-cell office:value-type="string" calcext:value-type="string">
            <text:p>ELEV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oint (146.25322515236501886 21.67295718519110181)</text:p>
          </table:table-cell>
          <table:table-cell office:value-type="float" office:value="-5850" calcext:value-type="float">
            <text:p>-5850</text:p>
          </table:table-cell>
          <table:table-cell office:value-type="string" calcext:value-type="string">
            <text:p>21°40'23" N</text:p>
          </table:table-cell>
          <table:table-cell office:value-type="string" calcext:value-type="string">
            <text:p>146°15'12" E</text:p>
          </table:table-cell>
        </table:table-row>
        <table:table-row table:style-name="ro1">
          <table:table-cell office:value-type="string" calcext:value-type="string">
            <text:p>Point (146.27079403171615013 21.72507404182999835)</text:p>
          </table:table-cell>
          <table:table-cell office:value-type="float" office:value="-6400" calcext:value-type="float">
            <text:p>-6400</text:p>
          </table:table-cell>
          <table:table-cell office:value-type="string" calcext:value-type="string">
            <text:p>21°43'30" N</text:p>
          </table:table-cell>
          <table:table-cell office:value-type="string" calcext:value-type="string">
            <text:p>146°16'15" E</text:p>
          </table:table-cell>
        </table:table-row>
        <table:table-row table:style-name="ro1">
          <table:table-cell office:value-type="string" calcext:value-type="string">
            <text:p>Point (146.26839404593619065 21.71795465121152446)</text:p>
          </table:table-cell>
          <table:table-cell office:value-type="float" office:value="-6350" calcext:value-type="float">
            <text:p>-6350</text:p>
          </table:table-cell>
          <table:table-cell office:value-type="string" calcext:value-type="string">
            <text:p>21°43'5" N</text:p>
          </table:table-cell>
          <table:table-cell office:value-type="string" calcext:value-type="string">
            <text:p>146°16'6" E</text:p>
          </table:table-cell>
        </table:table-row>
        <table:table-row table:style-name="ro1">
          <table:table-cell office:value-type="string" calcext:value-type="string">
            <text:p>Point (146.25673531253104898 21.68336983078430436)</text:p>
          </table:table-cell>
          <table:table-cell office:value-type="float" office:value="-6000" calcext:value-type="float">
            <text:p>-6000</text:p>
          </table:table-cell>
          <table:table-cell office:value-type="string" calcext:value-type="string">
            <text:p>21°41'0" N</text:p>
          </table:table-cell>
          <table:table-cell office:value-type="string" calcext:value-type="string">
            <text:p>146°15'24" E</text:p>
          </table:table-cell>
        </table:table-row>
        <table:table-row table:style-name="ro1">
          <table:table-cell office:value-type="string" calcext:value-type="string">
            <text:p>Point (146.26633549817589142 21.71184811269171533)</text:p>
          </table:table-cell>
          <table:table-cell office:value-type="float" office:value="-6300" calcext:value-type="float">
            <text:p>-6300</text:p>
          </table:table-cell>
          <table:table-cell office:value-type="string" calcext:value-type="string">
            <text:p>21°42'43" N</text:p>
          </table:table-cell>
          <table:table-cell office:value-type="string" calcext:value-type="string">
            <text:p>146°15'59" E</text:p>
          </table:table-cell>
        </table:table-row>
        <table:table-row table:style-name="ro1">
          <table:table-cell office:value-type="string" calcext:value-type="string">
            <text:p>Point (146.25540808137179738 21.67943269201346368)</text:p>
          </table:table-cell>
          <table:table-cell office:value-type="float" office:value="-5950" calcext:value-type="float">
            <text:p>-5950</text:p>
          </table:table-cell>
          <table:table-cell office:value-type="string" calcext:value-type="string">
            <text:p>21°40'46" N</text:p>
          </table:table-cell>
          <table:table-cell office:value-type="string" calcext:value-type="string">
            <text:p>146°15'19" E</text:p>
          </table:table-cell>
        </table:table-row>
        <table:table-row table:style-name="ro1">
          <table:table-cell office:value-type="string" calcext:value-type="string">
            <text:p>Point (146.2542752026204198 21.67607208612078651)</text:p>
          </table:table-cell>
          <table:table-cell office:value-type="float" office:value="-5900" calcext:value-type="float">
            <text:p>-5900</text:p>
          </table:table-cell>
          <table:table-cell office:value-type="string" calcext:value-type="string">
            <text:p>21°40'34" N</text:p>
          </table:table-cell>
          <table:table-cell office:value-type="string" calcext:value-type="string">
            <text:p>146°15'15" E</text:p>
          </table:table-cell>
        </table:table-row>
        <table:table-row table:style-name="ro1">
          <table:table-cell office:value-type="string" calcext:value-type="string">
            <text:p>Point (146.2644218333168169 21.70617135920494789)</text:p>
          </table:table-cell>
          <table:table-cell office:value-type="float" office:value="-6250" calcext:value-type="float">
            <text:p>-6250</text:p>
          </table:table-cell>
          <table:table-cell office:value-type="string" calcext:value-type="string">
            <text:p>21°42'22" N</text:p>
          </table:table-cell>
          <table:table-cell office:value-type="string" calcext:value-type="string">
            <text:p>146°15'52" E</text:p>
          </table:table-cell>
        </table:table-row>
        <table:table-row table:style-name="ro1">
          <table:table-cell office:value-type="string" calcext:value-type="string">
            <text:p>Point (146.26099201608528233 21.69599704532972595)</text:p>
          </table:table-cell>
          <table:table-cell office:value-type="float" office:value="-6150" calcext:value-type="float">
            <text:p>-6150</text:p>
          </table:table-cell>
          <table:table-cell office:value-type="string" calcext:value-type="string">
            <text:p>21°41'46" N</text:p>
          </table:table-cell>
          <table:table-cell office:value-type="string" calcext:value-type="string">
            <text:p>146°15'40" E</text:p>
          </table:table-cell>
        </table:table-row>
        <table:table-row table:style-name="ro1">
          <table:table-cell office:value-type="string" calcext:value-type="string">
            <text:p>Point (146.25947994218910253 21.69151158345708552)</text:p>
          </table:table-cell>
          <table:table-cell office:value-type="float" office:value="-6100" calcext:value-type="float">
            <text:p>-6100</text:p>
          </table:table-cell>
          <table:table-cell office:value-type="string" calcext:value-type="string">
            <text:p>21°41'29" N</text:p>
          </table:table-cell>
          <table:table-cell office:value-type="string" calcext:value-type="string">
            <text:p>146°15'34" E</text:p>
          </table:table-cell>
        </table:table-row>
        <table:table-row table:style-name="ro1">
          <table:table-cell office:value-type="string" calcext:value-type="string">
            <text:p>Point (146.25804780580136821 21.68726325063428106)</text:p>
          </table:table-cell>
          <table:table-cell office:value-type="float" office:value="-6050" calcext:value-type="float">
            <text:p>-6050</text:p>
          </table:table-cell>
          <table:table-cell office:value-type="string" calcext:value-type="string">
            <text:p>21°41'14" N</text:p>
          </table:table-cell>
          <table:table-cell office:value-type="string" calcext:value-type="string">
            <text:p>146°15'29" E</text:p>
          </table:table-cell>
        </table:table-row>
        <table:table-row table:style-name="ro1">
          <table:table-cell office:value-type="string" calcext:value-type="string">
            <text:p>Point (146.27604500140267874 21.74065067759025283)</text:p>
          </table:table-cell>
          <table:table-cell office:value-type="float" office:value="-6500" calcext:value-type="float">
            <text:p>-6500</text:p>
          </table:table-cell>
          <table:table-cell office:value-type="string" calcext:value-type="string">
            <text:p>21°44'26" N</text:p>
          </table:table-cell>
          <table:table-cell office:value-type="string" calcext:value-type="string">
            <text:p>146°16'34" E</text:p>
          </table:table-cell>
        </table:table-row>
        <table:table-row table:style-name="ro1">
          <table:table-cell office:value-type="string" calcext:value-type="string">
            <text:p>Point (146.27332771201079709 21.73259002791227346)</text:p>
          </table:table-cell>
          <table:table-cell office:value-type="float" office:value="-6450" calcext:value-type="float">
            <text:p>-6450</text:p>
          </table:table-cell>
          <table:table-cell office:value-type="string" calcext:value-type="string">
            <text:p>21°43'57" N</text:p>
          </table:table-cell>
          <table:table-cell office:value-type="string" calcext:value-type="string">
            <text:p>146°16'24" E</text:p>
          </table:table-cell>
        </table:table-row>
        <table:table-row table:style-name="ro1">
          <table:table-cell office:value-type="string" calcext:value-type="string">
            <text:p>Point (146.29255354624072538 21.78962212576550073)</text:p>
          </table:table-cell>
          <table:table-cell office:value-type="float" office:value="-6800" calcext:value-type="float">
            <text:p>-6800</text:p>
          </table:table-cell>
          <table:table-cell office:value-type="string" calcext:value-type="string">
            <text:p>21°47'23" N</text:p>
          </table:table-cell>
          <table:table-cell office:value-type="string" calcext:value-type="string">
            <text:p>146°17'33" E</text:p>
          </table:table-cell>
        </table:table-row>
        <table:table-row table:style-name="ro1">
          <table:table-cell office:value-type="string" calcext:value-type="string">
            <text:p>Point (146.33548872849718236 21.91698635280027219)</text:p>
          </table:table-cell>
          <table:table-cell office:value-type="float" office:value="-6800" calcext:value-type="float">
            <text:p>-6800</text:p>
          </table:table-cell>
          <table:table-cell office:value-type="string" calcext:value-type="string">
            <text:p>21°55'1" N</text:p>
          </table:table-cell>
          <table:table-cell office:value-type="string" calcext:value-type="string">
            <text:p>146°20'8" E</text:p>
          </table:table-cell>
        </table:table-row>
        <table:table-row table:style-name="ro1">
          <table:table-cell office:value-type="string" calcext:value-type="string">
            <text:p>Point (146.28971472172926838 21.78120095062225303)</text:p>
          </table:table-cell>
          <table:table-cell office:value-type="float" office:value="-6750" calcext:value-type="float">
            <text:p>-6750</text:p>
          </table:table-cell>
          <table:table-cell office:value-type="string" calcext:value-type="string">
            <text:p>21°46'52" N</text:p>
          </table:table-cell>
          <table:table-cell office:value-type="string" calcext:value-type="string">
            <text:p>146°17'23" E</text:p>
          </table:table-cell>
        </table:table-row>
        <table:table-row table:style-name="ro1">
          <table:table-cell office:value-type="string" calcext:value-type="string">
            <text:p>Point (146.33797977404003632 21.92437586586161657)</text:p>
          </table:table-cell>
          <table:table-cell office:value-type="float" office:value="-6750" calcext:value-type="float">
            <text:p>-6750</text:p>
          </table:table-cell>
          <table:table-cell office:value-type="string" calcext:value-type="string">
            <text:p>21°55'28" N</text:p>
          </table:table-cell>
          <table:table-cell office:value-type="string" calcext:value-type="string">
            <text:p>146°20'17" E</text:p>
          </table:table-cell>
        </table:table-row>
        <table:table-row table:style-name="ro1">
          <table:table-cell office:value-type="string" calcext:value-type="string">
            <text:p>Point (146.29857300053691915 21.80747841758294925)</text:p>
          </table:table-cell>
          <table:table-cell office:value-type="float" office:value="-6900" calcext:value-type="float">
            <text:p>-6900</text:p>
          </table:table-cell>
          <table:table-cell office:value-type="string" calcext:value-type="string">
            <text:p>21°48'27" N</text:p>
          </table:table-cell>
          <table:table-cell office:value-type="string" calcext:value-type="string">
            <text:p>146°17'55" E</text:p>
          </table:table-cell>
        </table:table-row>
        <table:table-row table:style-name="ro1">
          <table:table-cell office:value-type="string" calcext:value-type="string">
            <text:p>Point (146.33039961090830161 21.90188984001210315)</text:p>
          </table:table-cell>
          <table:table-cell office:value-type="float" office:value="-6900" calcext:value-type="float">
            <text:p>-6900</text:p>
          </table:table-cell>
          <table:table-cell office:value-type="string" calcext:value-type="string">
            <text:p>21°54'7" N</text:p>
          </table:table-cell>
          <table:table-cell office:value-type="string" calcext:value-type="string">
            <text:p>146°19'49" E</text:p>
          </table:table-cell>
        </table:table-row>
        <table:table-row table:style-name="ro1">
          <table:table-cell office:value-type="string" calcext:value-type="string">
            <text:p>Point (146.30196276604542049 21.81753392081197873)</text:p>
          </table:table-cell>
          <table:table-cell office:value-type="float" office:value="-6950" calcext:value-type="float">
            <text:p>-6950</text:p>
          </table:table-cell>
          <table:table-cell office:value-type="string" calcext:value-type="string">
            <text:p>21°49'3" N</text:p>
          </table:table-cell>
          <table:table-cell office:value-type="string" calcext:value-type="string">
            <text:p>146°18'7" E</text:p>
          </table:table-cell>
        </table:table-row>
        <table:table-row table:style-name="ro1">
          <table:table-cell office:value-type="string" calcext:value-type="string">
            <text:p>Point (146.32734314848849522 21.8928230571757183)</text:p>
          </table:table-cell>
          <table:table-cell office:value-type="float" office:value="-6950" calcext:value-type="float">
            <text:p>-6950</text:p>
          </table:table-cell>
          <table:table-cell office:value-type="string" calcext:value-type="string">
            <text:p>21°53'34" N</text:p>
          </table:table-cell>
          <table:table-cell office:value-type="string" calcext:value-type="string">
            <text:p>146°19'38" E</text:p>
          </table:table-cell>
        </table:table-row>
        <table:table-row table:style-name="ro1">
          <table:table-cell office:value-type="string" calcext:value-type="string">
            <text:p>Point (146.30651316739354684 21.83103236940220526)</text:p>
          </table:table-cell>
          <table:table-cell office:value-type="float" office:value="-7000" calcext:value-type="float">
            <text:p>-7000</text:p>
          </table:table-cell>
          <table:table-cell office:value-type="string" calcext:value-type="string">
            <text:p>21°49'52" N</text:p>
          </table:table-cell>
          <table:table-cell office:value-type="string" calcext:value-type="string">
            <text:p>146°18'23" E</text:p>
          </table:table-cell>
        </table:table-row>
        <table:table-row table:style-name="ro1">
          <table:table-cell office:value-type="string" calcext:value-type="string">
            <text:p>Point (146.32419528563173117 21.88348514131064704)</text:p>
          </table:table-cell>
          <table:table-cell office:value-type="float" office:value="-7000" calcext:value-type="float">
            <text:p>-7000</text:p>
          </table:table-cell>
          <table:table-cell office:value-type="string" calcext:value-type="string">
            <text:p>21°53'1" N</text:p>
          </table:table-cell>
          <table:table-cell office:value-type="string" calcext:value-type="string">
            <text:p>146°19'27" E</text:p>
          </table:table-cell>
        </table:table-row>
        <table:table-row table:style-name="ro1">
          <table:table-cell office:value-type="string" calcext:value-type="string">
            <text:p>Point (146.26260233979172654 21.70077395841981627)</text:p>
          </table:table-cell>
          <table:table-cell office:value-type="float" office:value="-6200" calcext:value-type="float">
            <text:p>-6200</text:p>
          </table:table-cell>
          <table:table-cell office:value-type="string" calcext:value-type="string">
            <text:p>21°42'3" N</text:p>
          </table:table-cell>
          <table:table-cell office:value-type="string" calcext:value-type="string">
            <text:p>146°15'45" E</text:p>
          </table:table-cell>
        </table:table-row>
        <table:table-row table:style-name="ro1">
          <table:table-cell office:value-type="string" calcext:value-type="string">
            <text:p>Point (146.25219699816918251 21.66990723739668567)</text:p>
          </table:table-cell>
          <table:table-cell office:value-type="float" office:value="-5800" calcext:value-type="float">
            <text:p>-5800</text:p>
          </table:table-cell>
          <table:table-cell office:value-type="string" calcext:value-type="string">
            <text:p>21°40'12" N</text:p>
          </table:table-cell>
          <table:table-cell office:value-type="string" calcext:value-type="string">
            <text:p>146°15'8" E</text:p>
          </table:table-cell>
        </table:table-row>
        <table:table-row table:style-name="ro1">
          <table:table-cell office:value-type="string" calcext:value-type="string">
            <text:p>Point (146.2500789289271097 21.66362413254782027)</text:p>
          </table:table-cell>
          <table:table-cell office:value-type="float" office:value="-5700" calcext:value-type="float">
            <text:p>-5700</text:p>
          </table:table-cell>
          <table:table-cell office:value-type="string" calcext:value-type="string">
            <text:p>21°39'49" N</text:p>
          </table:table-cell>
          <table:table-cell office:value-type="string" calcext:value-type="string">
            <text:p>146°15'0" E</text:p>
          </table:table-cell>
        </table:table-row>
        <table:table-row table:style-name="ro1">
          <table:table-cell office:value-type="string" calcext:value-type="string">
            <text:p>Point (146.25116884397334616 21.66685728960228019)</text:p>
          </table:table-cell>
          <table:table-cell office:value-type="float" office:value="-5750" calcext:value-type="float">
            <text:p>-5750</text:p>
          </table:table-cell>
          <table:table-cell office:value-type="string" calcext:value-type="string">
            <text:p>21°40'1" N</text:p>
          </table:table-cell>
          <table:table-cell office:value-type="string" calcext:value-type="string">
            <text:p>146°15'4" E</text:p>
          </table:table-cell>
        </table:table-row>
        <table:table-row table:style-name="ro1">
          <table:table-cell office:value-type="string" calcext:value-type="string">
            <text:p>Point (146.28696100088373555 21.77303222957511153)</text:p>
          </table:table-cell>
          <table:table-cell office:value-type="float" office:value="-6700" calcext:value-type="float">
            <text:p>-6700</text:p>
          </table:table-cell>
          <table:table-cell office:value-type="string" calcext:value-type="string">
            <text:p>21°46'23" N</text:p>
          </table:table-cell>
          <table:table-cell office:value-type="string" calcext:value-type="string">
            <text:p>146°17'13" E</text:p>
          </table:table-cell>
        </table:table-row>
        <table:table-row table:style-name="ro1">
          <table:table-cell office:value-type="string" calcext:value-type="string">
            <text:p>Point (146.34053728205992684 21.93196253523087336)</text:p>
          </table:table-cell>
          <table:table-cell office:value-type="float" office:value="-6700" calcext:value-type="float">
            <text:p>-6700</text:p>
          </table:table-cell>
          <table:table-cell office:value-type="string" calcext:value-type="string">
            <text:p>21°55'55" N</text:p>
          </table:table-cell>
          <table:table-cell office:value-type="string" calcext:value-type="string">
            <text:p>146°20'26" E</text:p>
          </table:table-cell>
        </table:table-row>
        <table:table-row table:style-name="ro1">
          <table:table-cell office:value-type="string" calcext:value-type="string">
            <text:p>Point (146.28418805639921629 21.7648064829420953)</text:p>
          </table:table-cell>
          <table:table-cell office:value-type="float" office:value="-6650" calcext:value-type="float">
            <text:p>-6650</text:p>
          </table:table-cell>
          <table:table-cell office:value-type="string" calcext:value-type="string">
            <text:p>21°45'53" N</text:p>
          </table:table-cell>
          <table:table-cell office:value-type="string" calcext:value-type="string">
            <text:p>146°17'3" E</text:p>
          </table:table-cell>
        </table:table-row>
        <table:table-row table:style-name="ro1">
          <table:table-cell office:value-type="string" calcext:value-type="string">
            <text:p>Point (146.34345385072052181 21.94061433297641983)</text:p>
          </table:table-cell>
          <table:table-cell office:value-type="float" office:value="-6650" calcext:value-type="float">
            <text:p>-6650</text:p>
          </table:table-cell>
          <table:table-cell office:value-type="string" calcext:value-type="string">
            <text:p>21°56'26" N</text:p>
          </table:table-cell>
          <table:table-cell office:value-type="string" calcext:value-type="string">
            <text:p>146°20'36" E</text:p>
          </table:table-cell>
        </table:table-row>
        <table:table-row table:style-name="ro1">
          <table:table-cell office:value-type="string" calcext:value-type="string">
            <text:p>Point (146.28149589356553406 21.7568203694486435)</text:p>
          </table:table-cell>
          <table:table-cell office:value-type="float" office:value="-6600" calcext:value-type="float">
            <text:p>-6600</text:p>
          </table:table-cell>
          <table:table-cell office:value-type="string" calcext:value-type="string">
            <text:p>21°45'25" N</text:p>
          </table:table-cell>
          <table:table-cell office:value-type="string" calcext:value-type="string">
            <text:p>146°16'53" E</text:p>
          </table:table-cell>
        </table:table-row>
        <table:table-row table:style-name="ro1">
          <table:table-cell office:value-type="string" calcext:value-type="string">
            <text:p>Point (146.34649592834284704 21.94963844431320155)</text:p>
          </table:table-cell>
          <table:table-cell office:value-type="float" office:value="-6600" calcext:value-type="float">
            <text:p>-6600</text:p>
          </table:table-cell>
          <table:table-cell office:value-type="string" calcext:value-type="string">
            <text:p>21°56'59" N</text:p>
          </table:table-cell>
          <table:table-cell office:value-type="string" calcext:value-type="string">
            <text:p>146°20'47" E</text:p>
          </table:table-cell>
        </table:table-row>
        <table:table-row table:style-name="ro1">
          <table:table-cell office:value-type="string" calcext:value-type="string">
            <text:p>Point (146.27882623568012832 21.74890101531642017)</text:p>
          </table:table-cell>
          <table:table-cell office:value-type="float" office:value="-6550" calcext:value-type="float">
            <text:p>-6550</text:p>
          </table:table-cell>
          <table:table-cell office:value-type="string" calcext:value-type="string">
            <text:p>21°44'56" N</text:p>
          </table:table-cell>
          <table:table-cell office:value-type="string" calcext:value-type="string">
            <text:p>146°16'44" E</text:p>
          </table:table-cell>
        </table:table-row>
        <table:table-row table:style-name="ro1">
          <table:table-cell office:value-type="string" calcext:value-type="string">
            <text:p>Point (146.3517708166774014 21.96528603307643834)</text:p>
          </table:table-cell>
          <table:table-cell office:value-type="float" office:value="-6550" calcext:value-type="float">
            <text:p>-6550</text:p>
          </table:table-cell>
          <table:table-cell office:value-type="string" calcext:value-type="string">
            <text:p>21°57'55" N</text:p>
          </table:table-cell>
          <table:table-cell office:value-type="string" calcext:value-type="string">
            <text:p>146°21'6" E</text:p>
          </table:table-cell>
        </table:table-row>
        <table:table-row table:style-name="ro1">
          <table:table-cell office:value-type="string" calcext:value-type="string">
            <text:p>Point (146.37748859644938193 22.04157603511130858)</text:p>
          </table:table-cell>
          <table:table-cell office:value-type="float" office:value="-6550" calcext:value-type="float">
            <text:p>-6550</text:p>
          </table:table-cell>
          <table:table-cell office:value-type="string" calcext:value-type="string">
            <text:p>22°2'30" N</text:p>
          </table:table-cell>
          <table:table-cell office:value-type="string" calcext:value-type="string">
            <text:p>146°22'39" E</text:p>
          </table:table-cell>
        </table:table-row>
        <table:table-row table:style-name="ro1">
          <table:table-cell office:value-type="string" calcext:value-type="string">
            <text:p>Point (146.39998678634901808 22.10831534808620447)</text:p>
          </table:table-cell>
          <table:table-cell office:value-type="float" office:value="-6550" calcext:value-type="float">
            <text:p>-6550</text:p>
          </table:table-cell>
          <table:table-cell office:value-type="string" calcext:value-type="string">
            <text:p>22°6'30" N</text:p>
          </table:table-cell>
          <table:table-cell office:value-type="string" calcext:value-type="string">
            <text:p>146°23'60" E</text:p>
          </table:table-cell>
        </table:table-row>
        <table:table-row table:style-name="ro1">
          <table:table-cell office:value-type="string" calcext:value-type="string">
            <text:p>Point (146.2954086784555443 21.79809167657464997)</text:p>
          </table:table-cell>
          <table:table-cell office:value-type="float" office:value="-6850" calcext:value-type="float">
            <text:p>-6850</text:p>
          </table:table-cell>
          <table:table-cell office:value-type="string" calcext:value-type="string">
            <text:p>21°47'53" N</text:p>
          </table:table-cell>
          <table:table-cell office:value-type="string" calcext:value-type="string">
            <text:p>146°17'43" E</text:p>
          </table:table-cell>
        </table:table-row>
        <table:table-row table:style-name="ro1">
          <table:table-cell office:value-type="string" calcext:value-type="string">
            <text:p>Point (146.33291707736555054 21.9093577288753103)</text:p>
          </table:table-cell>
          <table:table-cell office:value-type="float" office:value="-6850" calcext:value-type="float">
            <text:p>-6850</text:p>
          </table:table-cell>
          <table:table-cell office:value-type="string" calcext:value-type="string">
            <text:p>21°54'34" N</text:p>
          </table:table-cell>
          <table:table-cell office:value-type="string" calcext:value-type="string">
            <text:p>146°19'59" E</text:p>
          </table:table-cell>
        </table:table-row>
        <table:table-row table:style-name="ro1">
          <table:table-cell office:value-type="string" calcext:value-type="string">
            <text:p>Point (146.24894155118403205 21.66025018070967789)</text:p>
          </table:table-cell>
          <table:table-cell office:value-type="float" office:value="-5650" calcext:value-type="float">
            <text:p>-5650</text:p>
          </table:table-cell>
          <table:table-cell office:value-type="string" calcext:value-type="string">
            <text:p>21°39'37" N</text:p>
          </table:table-cell>
          <table:table-cell office:value-type="string" calcext:value-type="string">
            <text:p>146°14'56" E</text:p>
          </table:table-cell>
        </table:table-row>
        <table:table-row table:style-name="ro1">
          <table:table-cell office:value-type="string" calcext:value-type="string">
            <text:p>Point (146.24779076956107815 21.65683646719576672)</text:p>
          </table:table-cell>
          <table:table-cell office:value-type="float" office:value="-5600" calcext:value-type="float">
            <text:p>-5600</text:p>
          </table:table-cell>
          <table:table-cell office:value-type="string" calcext:value-type="string">
            <text:p>21°39'25" N</text:p>
          </table:table-cell>
          <table:table-cell office:value-type="string" calcext:value-type="string">
            <text:p>146°14'52" E</text:p>
          </table:table-cell>
        </table:table-row>
        <table:table-row table:style-name="ro1">
          <table:table-cell office:value-type="string" calcext:value-type="string">
            <text:p>Point (146.24541919179179672 21.64980134696184777)</text:p>
          </table:table-cell>
          <table:table-cell office:value-type="float" office:value="-5500" calcext:value-type="float">
            <text:p>-5500</text:p>
          </table:table-cell>
          <table:table-cell office:value-type="string" calcext:value-type="string">
            <text:p>21°38'59" N</text:p>
          </table:table-cell>
          <table:table-cell office:value-type="string" calcext:value-type="string">
            <text:p>146°14'44" E</text:p>
          </table:table-cell>
        </table:table-row>
        <table:table-row table:style-name="ro1">
          <table:table-cell office:value-type="string" calcext:value-type="string">
            <text:p>Point (146.24663332591580911 21.6534029912567334)</text:p>
          </table:table-cell>
          <table:table-cell office:value-type="float" office:value="-5550" calcext:value-type="float">
            <text:p>-5550</text:p>
          </table:table-cell>
          <table:table-cell office:value-type="string" calcext:value-type="string">
            <text:p>21°39'12" N</text:p>
          </table:table-cell>
          <table:table-cell office:value-type="string" calcext:value-type="string">
            <text:p>146°14'48" E</text:p>
          </table:table-cell>
        </table:table-row>
        <table:table-row table:style-name="ro1">
          <table:table-cell office:value-type="string" calcext:value-type="string">
            <text:p>Point (146.24298454399834668 21.6425791338951079)</text:p>
          </table:table-cell>
          <table:table-cell office:value-type="float" office:value="-5450" calcext:value-type="float">
            <text:p>-5450</text:p>
          </table:table-cell>
          <table:table-cell office:value-type="string" calcext:value-type="string">
            <text:p>21°38'33" N</text:p>
          </table:table-cell>
          <table:table-cell office:value-type="string" calcext:value-type="string">
            <text:p>146°14'35" E</text:p>
          </table:table-cell>
        </table:table-row>
        <table:table-row table:style-name="ro1">
          <table:table-cell office:value-type="string" calcext:value-type="string">
            <text:p>Point (146.24098340751132241 21.63664290191790585)</text:p>
          </table:table-cell>
          <table:table-cell office:value-type="float" office:value="-5400" calcext:value-type="float">
            <text:p>-5400</text:p>
          </table:table-cell>
          <table:table-cell office:value-type="string" calcext:value-type="string">
            <text:p>21°38'12" N</text:p>
          </table:table-cell>
          <table:table-cell office:value-type="string" calcext:value-type="string">
            <text:p>146°14'28" E</text:p>
          </table:table-cell>
        </table:table-row>
        <table:table-row table:style-name="ro1">
          <table:table-cell office:value-type="string" calcext:value-type="string">
            <text:p>Point (146.23867241062637845 21.62978749065695183)</text:p>
          </table:table-cell>
          <table:table-cell office:value-type="float" office:value="-5350" calcext:value-type="float">
            <text:p>-5350</text:p>
          </table:table-cell>
          <table:table-cell office:value-type="string" calcext:value-type="string">
            <text:p>21°37'47" N</text:p>
          </table:table-cell>
          <table:table-cell office:value-type="string" calcext:value-type="string">
            <text:p>146°14'19" E</text:p>
          </table:table-cell>
        </table:table-row>
        <table:table-row table:style-name="ro1">
          <table:table-cell office:value-type="string" calcext:value-type="string">
            <text:p>Point (146.23574962892988083 21.6211172623732466)</text:p>
          </table:table-cell>
          <table:table-cell office:value-type="float" office:value="-5300" calcext:value-type="float">
            <text:p>-5300</text:p>
          </table:table-cell>
          <table:table-cell office:value-type="string" calcext:value-type="string">
            <text:p>21°37'16" N</text:p>
          </table:table-cell>
          <table:table-cell office:value-type="string" calcext:value-type="string">
            <text:p>146°14'9" E</text:p>
          </table:table-cell>
        </table:table-row>
        <table:table-row table:style-name="ro1">
          <table:table-cell office:value-type="string" calcext:value-type="string">
            <text:p>Point (146.23246258486997817 21.611366475165255)</text:p>
          </table:table-cell>
          <table:table-cell office:value-type="float" office:value="-5250" calcext:value-type="float">
            <text:p>-5250</text:p>
          </table:table-cell>
          <table:table-cell office:value-type="string" calcext:value-type="string">
            <text:p>21°36'41" N</text:p>
          </table:table-cell>
          <table:table-cell office:value-type="string" calcext:value-type="string">
            <text:p>146°13'57" E</text:p>
          </table:table-cell>
        </table:table-row>
        <table:table-row table:style-name="ro1" table:number-rows-repeated="1048526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8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12:22:47.440589000</meta:creation-date>
    <dc:date>2018-03-08T12:32:20.493124000</dc:date>
    <meta:editing-duration>PT9M33S</meta:editing-duration>
    <meta:editing-cycles>1</meta:editing-cycles>
    <meta:document-statistic meta:table-count="1" meta:cell-count="196" meta:object-count="1"/>
    <meta:generator>LibreOffice/5.4.1.2$MacOSX_X86_64 LibreOffice_project/ea7cb86e6eeb2bf3a5af73a8f7777ac570321527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Times New Roman'" style:font-style-name="Regular" style:font-family-generic="roman" fo:font-size="6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0 2 1" chart:style-name="ch1">
        <chart:title svg:x="5.489cm" svg:y="0.17cm" chart:style-name="ch2">
          <text:p>Profile #7. Mariana Trench Cross Section</text:p>
        </chart:title>
        <chart:plot-area chart:style-name="ch3" table:cell-range-address="Sheet1.A1:Sheet1.D49" chart:data-source-has-labels="both" svg:x="1.276cm" svg:y="1.267cm" svg:width="14.404cm" svg:height="6.627cm">
          <chartooo:coordinate-region svg:x="5.005cm" svg:y="1.459cm" svg:width="10.675cm" svg:height="6.244cm"/>
          <chart:axis chart:dimension="x" chart:name="primary-x" chart:style-name="ch4" chartooo:axis-type="auto">
            <chartooo:date-scale/>
            <chart:title svg:x="4.756cm" svg:y="0.942cm" chart:style-name="ch5">
              <text:p>Coord/ d.d.</text:p>
            </chart:title>
            <chart:categories table:cell-range-address="Sheet1.A2:Sheet1.A49"/>
            <chart:grid chart:style-name="ch6" chart:class="major"/>
          </chart:axis>
          <chart:axis chart:dimension="y" chart:name="primary-y" chart:style-name="ch7">
            <chart:title svg:x="3.559cm" svg:y="2.655cm" chart:style-name="ch8">
              <text:p>Depth, m</text:p>
            </chart:title>
            <chart:grid chart:style-name="ch6" chart:class="major"/>
          </chart:axis>
          <chart:series chart:style-name="ch9" chart:values-cell-range-address="Sheet1.B2:Sheet1.B49" chart:label-cell-address="Sheet1.B1:Sheet1.B1" chart:class="chart:line">
            <chart:data-point chart:repeated="48"/>
          </chart:series>
          <chart:series chart:style-name="ch10" chart:values-cell-range-address="Sheet1.D2:Sheet1.D49" chart:label-cell-address="Sheet1.D1:Sheet1.D1" chart:class="chart:line">
            <chart:data-point chart:repeated="48"/>
          </chart:series>
          <chart:series chart:style-name="ch11" chart:values-cell-range-address="Sheet1.C2:Sheet1.C49" chart:label-cell-address="Sheet1.C1:Sheet1.C1" chart:class="chart:line">
            <chart:data-point chart:repeated="4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EV</text:p>
                <draw:g>
                  <svg:desc>Sheet1.B1:Sheet1.B1</svg:desc>
                </draw:g>
              </table:table-cell>
              <table:table-cell office:value-type="string">
                <text:p>x</text:p>
                <draw:g>
                  <svg:desc>Sheet1.D1:Sheet1.D1</svg:desc>
                </draw:g>
              </table:table-cell>
              <table:table-cell office:value-type="string">
                <text:p>y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oint (146.25322515236501886 21.67295718519110181)</text:p>
                <draw:g>
                  <svg:desc>Sheet1.A2:Sheet1.A49</svg:desc>
                </draw:g>
              </table:table-cell>
              <table:table-cell office:value-type="float" office:value="-5850">
                <text:p>-5850</text:p>
                <draw:g>
                  <svg:desc>Sheet1.B2:Sheet1.B49</svg:desc>
                </draw:g>
              </table:table-cell>
              <table:table-cell office:value-type="float" office:value="NaN">
                <text:p>NaN</text:p>
                <draw:g>
                  <svg:desc>Sheet1.D2:Sheet1.D49</svg:desc>
                </draw:g>
              </table:table-cell>
              <table:table-cell office:value-type="float" office:value="NaN">
                <text:p>NaN</text:p>
                <draw:g>
                  <svg:desc>Sheet1.C2:Sheet1.C49</svg:desc>
                </draw:g>
              </table:table-cell>
            </table:table-row>
            <table:table-row>
              <table:table-cell office:value-type="string">
                <text:p>Point (146.27079403171615013 21.72507404182999835)</text:p>
              </table:table-cell>
              <table:table-cell office:value-type="float" office:value="-6400">
                <text:p>-6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int (146.26839404593619065 21.71795465121152446)</text:p>
              </table:table-cell>
              <table:table-cell office:value-type="float" office:value="-6350">
                <text:p>-6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int (146.25673531253104898 21.68336983078430436)</text:p>
              </table:table-cell>
              <table:table-cell office:value-type="float" office:value="-6000">
                <text:p>-6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int (146.26633549817589142 21.71184811269171533)</text:p>
              </table:table-cell>
              <table:table-cell office:value-type="float" office:value="-6300">
                <text:p>-6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int (146.25540808137179738 21.67943269201346368)</text:p>
              </table:table-cell>
              <table:table-cell office:value-type="float" office:value="-5950">
                <text:p>-5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int (146.2542752026204198 21.67607208612078651)</text:p>
              </table:table-cell>
              <table:table-cell office:value-type="float" office:value="-5900">
                <text:p>-5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int (146.2644218333168169 21.70617135920494789)</text:p>
              </table:table-cell>
              <table:table-cell office:value-type="float" office:value="-6250">
                <text:p>-6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int (146.26099201608528233 21.69599704532972595)</text:p>
              </table:table-cell>
              <table:table-cell office:value-type="float" office:value="-6150">
                <text:p>-6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int (146.25947994218910253 21.69151158345708552)</text:p>
              </table:table-cell>
              <table:table-cell office:value-type="float" office:value="-6100">
                <text:p>-6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int (146.25804780580136821 21.68726325063428106)</text:p>
              </table:table-cell>
              <table:table-cell office:value-type="float" office:value="-6050">
                <text:p>-6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int (146.27604500140267874 21.74065067759025283)</text:p>
              </table:table-cell>
              <table:table-cell office:value-type="float" office:value="-6500">
                <text:p>-6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int (146.27332771201079709 21.73259002791227346)</text:p>
              </table:table-cell>
              <table:table-cell office:value-type="float" office:value="-6450">
                <text:p>-6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int (146.29255354624072538 21.78962212576550073)</text:p>
              </table:table-cell>
              <table:table-cell office:value-type="float" office:value="-6800">
                <text:p>-6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int (146.33548872849718236 21.91698635280027219)</text:p>
              </table:table-cell>
              <table:table-cell office:value-type="float" office:value="-6800">
                <text:p>-6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int (146.28971472172926838 21.78120095062225303)</text:p>
              </table:table-cell>
              <table:table-cell office:value-type="float" office:value="-6750">
                <text:p>-6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int (146.33797977404003632 21.92437586586161657)</text:p>
              </table:table-cell>
              <table:table-cell office:value-type="float" office:value="-6750">
                <text:p>-6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int (146.29857300053691915 21.80747841758294925)</text:p>
              </table:table-cell>
              <table:table-cell office:value-type="float" office:value="-6900">
                <text:p>-6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int (146.33039961090830161 21.90188984001210315)</text:p>
              </table:table-cell>
              <table:table-cell office:value-type="float" office:value="-6900">
                <text:p>-6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int (146.30196276604542049 21.81753392081197873)</text:p>
              </table:table-cell>
              <table:table-cell office:value-type="float" office:value="-6950">
                <text:p>-6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int (146.32734314848849522 21.8928230571757183)</text:p>
              </table:table-cell>
              <table:table-cell office:value-type="float" office:value="-6950">
                <text:p>-6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int (146.30651316739354684 21.83103236940220526)</text:p>
              </table:table-cell>
              <table:table-cell office:value-type="float" office:value="-7000">
                <text:p>-7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int (146.32419528563173117 21.88348514131064704)</text:p>
              </table:table-cell>
              <table:table-cell office:value-type="float" office:value="-7000">
                <text:p>-7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int (146.26260233979172654 21.70077395841981627)</text:p>
              </table:table-cell>
              <table:table-cell office:value-type="float" office:value="-6200">
                <text:p>-6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int (146.25219699816918251 21.66990723739668567)</text:p>
              </table:table-cell>
              <table:table-cell office:value-type="float" office:value="-5800">
                <text:p>-5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int (146.2500789289271097 21.66362413254782027)</text:p>
              </table:table-cell>
              <table:table-cell office:value-type="float" office:value="-5700">
                <text:p>-5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int (146.25116884397334616 21.66685728960228019)</text:p>
              </table:table-cell>
              <table:table-cell office:value-type="float" office:value="-5750">
                <text:p>-5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int (146.28696100088373555 21.77303222957511153)</text:p>
              </table:table-cell>
              <table:table-cell office:value-type="float" office:value="-6700">
                <text:p>-6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int (146.34053728205992684 21.93196253523087336)</text:p>
              </table:table-cell>
              <table:table-cell office:value-type="float" office:value="-6700">
                <text:p>-6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int (146.28418805639921629 21.7648064829420953)</text:p>
              </table:table-cell>
              <table:table-cell office:value-type="float" office:value="-6650">
                <text:p>-6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int (146.34345385072052181 21.94061433297641983)</text:p>
              </table:table-cell>
              <table:table-cell office:value-type="float" office:value="-6650">
                <text:p>-6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int (146.28149589356553406 21.7568203694486435)</text:p>
              </table:table-cell>
              <table:table-cell office:value-type="float" office:value="-6600">
                <text:p>-6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int (146.34649592834284704 21.94963844431320155)</text:p>
              </table:table-cell>
              <table:table-cell office:value-type="float" office:value="-6600">
                <text:p>-6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int (146.27882623568012832 21.74890101531642017)</text:p>
              </table:table-cell>
              <table:table-cell office:value-type="float" office:value="-6550">
                <text:p>-6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int (146.3517708166774014 21.96528603307643834)</text:p>
              </table:table-cell>
              <table:table-cell office:value-type="float" office:value="-6550">
                <text:p>-6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int (146.37748859644938193 22.04157603511130858)</text:p>
              </table:table-cell>
              <table:table-cell office:value-type="float" office:value="-6550">
                <text:p>-6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int (146.39998678634901808 22.10831534808620447)</text:p>
              </table:table-cell>
              <table:table-cell office:value-type="float" office:value="-6550">
                <text:p>-6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int (146.2954086784555443 21.79809167657464997)</text:p>
              </table:table-cell>
              <table:table-cell office:value-type="float" office:value="-6850">
                <text:p>-6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int (146.33291707736555054 21.9093577288753103)</text:p>
              </table:table-cell>
              <table:table-cell office:value-type="float" office:value="-6850">
                <text:p>-6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int (146.24894155118403205 21.66025018070967789)</text:p>
              </table:table-cell>
              <table:table-cell office:value-type="float" office:value="-5650">
                <text:p>-5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int (146.24779076956107815 21.65683646719576672)</text:p>
              </table:table-cell>
              <table:table-cell office:value-type="float" office:value="-5600">
                <text:p>-5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int (146.24541919179179672 21.64980134696184777)</text:p>
              </table:table-cell>
              <table:table-cell office:value-type="float" office:value="-5500">
                <text:p>-5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int (146.24663332591580911 21.6534029912567334)</text:p>
              </table:table-cell>
              <table:table-cell office:value-type="float" office:value="-5550">
                <text:p>-5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int (146.24298454399834668 21.6425791338951079)</text:p>
              </table:table-cell>
              <table:table-cell office:value-type="float" office:value="-5450">
                <text:p>-5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int (146.24098340751132241 21.63664290191790585)</text:p>
              </table:table-cell>
              <table:table-cell office:value-type="float" office:value="-5400">
                <text:p>-5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int (146.23867241062637845 21.62978749065695183)</text:p>
              </table:table-cell>
              <table:table-cell office:value-type="float" office:value="-5350">
                <text:p>-5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int (146.23574962892988083 21.6211172623732466)</text:p>
              </table:table-cell>
              <table:table-cell office:value-type="float" office:value="-5300">
                <text:p>-5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int (146.23246258486997817 21.611366475165255)</text:p>
              </table:table-cell>
              <table:table-cell office:value-type="float" office:value="-5250">
                <text:p>-5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MacOSX_X86_64 LibreOffice_project/ea7cb86e6eeb2bf3a5af73a8f7777ac57032152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